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f6d9d" officeooo:paragraph-rsid="001f6d9d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f6d9d" officeooo:paragraph-rsid="001f6d9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VA</text:p>
      <text:p text:style-name="P2">Ajsljaf aofjais a jdfkla sa</text:p>
      <text:p text:style-name="P2">adfjañladsjdfka</text:p>
      <text:p text:style-name="P2">af aj daslfajaa</text:p>
      <text:p text:style-name="P2">afdjalfafafa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9T19:28:18.568256400</meta:creation-date>
    <dc:date>2025-06-09T19:28:55.222251800</dc:date>
    <meta:editing-duration>PT37S</meta:editing-duration>
    <meta:editing-cycles>1</meta:editing-cycles>
    <meta:document-statistic meta:table-count="0" meta:image-count="0" meta:object-count="0" meta:page-count="1" meta:paragraph-count="5" meta:word-count="11" meta:character-count="75" meta:non-whitespace-character-count="69"/>
    <meta:generator>LibreOffice/25.2.2.2$Windows_X86_64 LibreOffice_project/7370d4be9e3cf6031a51beef54ff3bda878e3fac</meta:generator>
  </office:meta>
</office:document-meta>
</file>